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E0000001E22565450.gif"/>
  <manifest:file-entry manifest:media-type="image/gif" manifest:full-path="Pictures/100000000000001E0000001E2CFF21C7.gif"/>
  <manifest:file-entry manifest:media-type="image/png" manifest:full-path="Pictures/1000000000000320000002582C51995A.png"/>
  <manifest:file-entry manifest:media-type="image/gif" manifest:full-path="Pictures/10000200000001E30000005DF7060D6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2.087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erd-title">
      <style:graphic-properties draw:auto-grow-height="true" fo:min-height="3.507cm"/>
    </style:style>
    <style:style style:name="pr2" style:family="presentation" style:parent-style-name="Verd-subtitle">
      <style:graphic-properties draw:fill-color="#ffffff" draw:auto-grow-height="true" fo:min-height="12.087cm"/>
    </style:style>
    <style:style style:name="pr3" style:family="presentation" style:parent-style-name="Verd-notes">
      <style:graphic-properties draw:fill-color="#ffffff" fo:min-height="13.114cm"/>
    </style:style>
    <style:style style:name="pr4" style:family="presentation" style:parent-style-name="Verd-outline1">
      <style:graphic-properties draw:auto-grow-height="true" fo:min-height="12.087cm"/>
    </style:style>
    <style:style style:name="pr5" style:family="presentation" style:parent-style-name="Verd-notes">
      <style:graphic-properties draw:fill-color="#ffffff" draw:auto-grow-height="true" fo:min-height="13.36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Verd" presentation:presentation-page-layout-name="AL1T0">
        <office:forms form:automatic-focus="false" form:apply-design-mode="false"/>
        <draw:frame presentation:style-name="pr1" draw:text-style-name="P1" draw:layer="layout" svg:width="12.599cm" svg:height="3.507cm" svg:x="15cm" svg:y="0.994cm" presentation:class="title" presentation:placeholder="true" presentation:user-transformed="true">
          <draw:text-box/>
        </draw:frame>
        <draw:frame presentation:style-name="pr2" draw:layer="layout" svg:width="25.199cm" svg:height="12.087cm" svg:x="1.4cm" svg:y="5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Verd" presentation:presentation-page-layout-name="AL2T9">
        <office:forms form:automatic-focus="false" form:apply-design-mode="false"/>
        <draw:frame presentation:style-name="pr1" draw:layer="layout" svg:width="12.599cm" svg:height="3.507cm" svg:x="15cm" svg:y="0.994cm" presentation:class="title" presentation:placeholder="true">
          <draw:text-box/>
        </draw:frame>
        <draw:frame presentation:style-name="pr4" draw:layer="layout" svg:width="12.296cm" svg:height="12.087cm" svg:x="14.311cm" svg:y="5.714cm" presentation:class="outline" presentation:placeholder="true">
          <draw:text-box/>
        </draw:frame>
        <draw:frame draw:style-name="gr2" draw:text-style-name="P2" draw:layer="layout" svg:width="12.296cm" svg:height="12.086cm" svg:x="1.4cm" svg:y="5.7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Verd" presentation:presentation-page-layout-name="AL3T1">
        <office:forms form:automatic-focus="false" form:apply-design-mode="false"/>
        <draw:frame presentation:style-name="pr1" draw:layer="layout" svg:width="12.599cm" svg:height="3.507cm" svg:x="15cm" svg:y="0.994cm" presentation:class="title" presentation:placeholder="true">
          <draw:text-box/>
        </draw:frame>
        <draw:frame presentation:style-name="pr4" draw:layer="layout" svg:width="25.199cm" svg:height="12.087cm" svg:x="1.4cm" svg:y="5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greenlines" xlink:href="Pictures/1000000000000320000002582C51995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erd-background" style:family="presentation">
      <style:graphic-properties draw:stroke="none" draw:fill="bitmap" draw:fill-image-name="greenlines" style:repeat="stretch"/>
    </style:style>
    <style:style style:name="Ver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Verd-notes" style:family="presentation">
      <style:graphic-properties draw:stroke="none" draw:fill="none">
        <text:list-style style:name="Ve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erd-outline1" style:family="presentation">
      <style:graphic-properties draw:stroke="none" draw:fill="none">
        <text:list-style style:name="Verd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erd-outline2" style:family="presentation" style:parent-style-name="Verd-outline1">
      <style:paragraph-properties fo:margin-left="2.4cm" fo:margin-right="0cm" fo:margin-top="0cm" fo:margin-bottom="0.4cm" fo:text-indent="-0.8cm"/>
      <style:text-properties fo:font-family="Arial" style:font-family-generic="swiss" style:font-pitch="variable" fo:font-size="28pt" style:font-size-asian="28pt" style:font-size-complex="28pt"/>
    </style:style>
    <style:style style:name="Verd-outline3" style:family="presentation" style:parent-style-name="Verd-outline2">
      <style:paragraph-properties fo:margin-left="3.6cm" fo:margin-right="0cm" fo:margin-top="0cm" fo:margin-bottom="0.3cm" fo:text-indent="-0.6cm"/>
      <style:text-properties fo:font-family="Arial" style:font-family-generic="swiss" style:font-pitch="variable" fo:font-size="24pt" style:font-size-asian="24pt" style:font-size-complex="24pt"/>
    </style:style>
    <style:style style:name="Verd-outline4" style:family="presentation" style:parent-style-name="Verd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20pt" style:font-size-asian="20pt" style:font-size-complex="20pt"/>
    </style:style>
    <style:style style:name="Verd-outline5" style:family="presentation" style:parent-style-name="Verd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Verd-outline6" style:family="presentation" style:parent-style-name="Verd-outline5">
      <style:paragraph-properties fo:margin-left="7.2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Verd-outline7" style:family="presentation" style:parent-style-name="Verd-outline6">
      <style:paragraph-properties fo:margin-left="8.4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Verd-outline8" style:family="presentation" style:parent-style-name="Verd-outline7">
      <style:paragraph-properties fo:margin-left="9.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Verd-outline9" style:family="presentation" style:parent-style-name="Verd-outline8">
      <style:paragraph-properties fo:margin-left="10.8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Verd-subtitle" style:family="presentation">
      <style:graphic-properties draw:stroke="none" draw:fill="none" draw:textarea-vertical-align="middle">
        <text:list-style style:name="Ve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erd-title" style:family="presentation">
      <style:graphic-properties draw:stroke="none" draw:fill="none" draw:textarea-vertical-align="middle">
        <text:list-style style:name="Ve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swiss" style:font-pitch="variable" fo:font-size="18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greenline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e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Ve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Ve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erd" style:page-layout-name="PM1" draw:style-name="Mdp1">
      <office:forms form:automatic-focus="false" form:apply-design-mode="false"/>
      <draw:frame presentation:style-name="Verd-title" draw:layer="backgroundobjects" svg:width="12.599cm" svg:height="3.506cm" svg:x="15cm" svg:y="0.994cm" presentation:class="title" presentation:placeholder="true">
        <draw:text-box/>
      </draw:frame>
      <draw:frame presentation:style-name="Verd-outline1" draw:layer="backgroundobjects" svg:width="25.199cm" svg:height="12.086cm" svg:x="1.4cm" svg:y="5.7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2"><text:date style:data-style-name="D1" text:date-value="2011-06-05">5/06/11</text:date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1cm" svg:y="19.5cm" presentation:class="page-number">
        <draw:text-box>
          <text:p text:style-name="MP5"><text:span text:style-name="MT1"><text:page-number>&lt;número&gt;</text:page-number></text:span></text:p>
        </draw:text-box>
      </draw:frame>
      <draw:frame draw:style-name="Mgr3" draw:text-style-name="MP6" draw:layer="backgroundobjects" svg:width="12.778cm" svg:height="2.46cm" svg:x="1.722cm" svg:y="1.54cm">
        <draw:image xlink:href="Pictures/10000200000001E30000005DF7060D64.gif" xlink:type="simple" xlink:show="embed" xlink:actuate="onLoad">
          <text:p/>
        </draw:image>
      </draw:frame>
      <draw:frame draw:style-name="Mgr3" draw:text-style-name="MP6" draw:layer="backgroundobjects" svg:width="1.5cm" svg:height="0.897cm" svg:x="24.5cm" svg:y="19.5cm">
        <draw:image xlink:href="Pictures/100000000000001E0000001E2CFF21C7.gif" xlink:type="simple" xlink:show="embed" xlink:actuate="onLoad">
          <text:p/>
        </draw:image>
        <office:event-listeners>
          <presentation:event-listener script:event-name="dom:click" presentation:action="next-page"/>
        </office:event-listeners>
      </draw:frame>
      <draw:frame draw:style-name="Mgr3" draw:text-style-name="MP6" draw:layer="backgroundobjects" svg:width="1.132cm" svg:height="0.897cm" svg:x="21.5cm" svg:y="19.5cm">
        <draw:image xlink:href="Pictures/100000000000001E0000001E22565450.gif" xlink:type="simple" xlink:show="embed" xlink:actuate="onLoad">
          <text:p/>
        </draw:image>
        <office:event-listeners>
          <presentation:event-listener script:event-name="dom:click" presentation:action="previous-page"/>
        </office:event-listeners>
      </draw:frame>
      <presentation:notes style:page-layout-name="PM0">
        <draw:page-thumbnail presentation:style-name="Verd-title" draw:layer="backgroundobjects" svg:width="14.848cm" svg:height="11.136cm" svg:x="3.075cm" svg:y="2.257cm" presentation:class="page"/>
        <draw:frame presentation:style-name="Ve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2-21T17:39:34.87</meta:creation-date>
    <meta:editing-duration>PT00H28M00S</meta:editing-duration>
    <meta:editing-cycles>3</meta:editing-cycles>
    <dc:date>2010-02-21T20:01:42.87</dc:date>
    <meta:generator>OpenOffice.org/3.3$Win32 OpenOffice.org_project/330m20$Build-9567</meta:generator>
    <meta:document-statistic meta:object-count="37"/>
    <meta:user-defined meta:name="Informació 1"/>
    <meta:user-defined meta:name="Informació 2"/>
    <meta:user-defined meta:name="Informació 3"/>
    <meta:user-defined meta:name="Informació 4"/>
  </office:meta>
</office:document-meta>
</file>